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iberration serif" svg:font-family="'Liberration serif'" style:font-family-generic="roman"/>
    <style:font-face style:name="Microsoft YaHei" svg:font-family="'Microsoft YaHei'" style:font-family-generic="system" style:font-pitch="variable"/>
    <style:font-face style:name="NSimSun" svg:font-family="NSimSun" style:font-family-generic="system" style:font-pitch="variable"/>
    <style:font-face style:name="Whitney" svg:font-family="Whitney, 'Helvetica Neue', Helvetica, Arial, sans-serif"/>
    <style:font-face style:name="inherit" svg:font-family="inherit"/>
  </office:font-face-decls>
  <office:automatic-styles>
    <style:style style:name="Tableau1" style:family="table">
      <style:table-properties style:width="17cm" table:align="margins"/>
    </style:style>
    <style:style style:name="Tableau1.A" style:family="table-column">
      <style:table-column-properties style:column-width="3.399cm" style:rel-column-width="1927*"/>
    </style:style>
    <style:style style:name="Tableau1.B" style:family="table-column">
      <style:table-column-properties style:column-width="3.401cm" style:rel-column-width="1928*"/>
    </style:style>
    <style:style style:name="Tableau1.D" style:family="table-column">
      <style:table-column-properties style:column-width="3.403cm" style:rel-column-width="1929*"/>
    </style:style>
    <style:style style:name="Tableau1.A1" style:family="table-cell">
      <style:table-cell-properties fo:padding="0cm" fo:border="none" style:writing-mode="page"/>
    </style:style>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officeooo:rsid="0013d522" officeooo:paragraph-rsid="0013d522"/>
    </style:style>
    <style:style style:name="P3" style:family="paragraph" style:parent-style-name="Standard">
      <style:paragraph-properties fo:text-align="start" style:justify-single-word="false"/>
      <style:text-properties officeooo:rsid="00156478" officeooo:paragraph-rsid="00156478"/>
    </style:style>
    <style:style style:name="P4" style:family="paragraph" style:parent-style-name="Standard">
      <style:paragraph-properties fo:text-align="start" style:justify-single-word="false"/>
      <style:text-properties officeooo:rsid="0015730d" officeooo:paragraph-rsid="0015730d"/>
    </style:style>
    <style:style style:name="P5" style:family="paragraph" style:parent-style-name="Standard">
      <style:paragraph-properties fo:text-align="start" style:justify-single-word="false"/>
      <style:text-properties officeooo:rsid="0015aafc" officeooo:paragraph-rsid="0015aafc"/>
    </style:style>
    <style:style style:name="P6" style:family="paragraph" style:parent-style-name="Standard">
      <style:paragraph-properties fo:text-align="start" style:justify-single-word="false"/>
      <style:text-properties officeooo:rsid="0015df38" officeooo:paragraph-rsid="0015df38"/>
    </style:style>
    <style:style style:name="P7" style:family="paragraph" style:parent-style-name="Standard">
      <style:paragraph-properties fo:text-align="start" style:justify-single-word="false"/>
      <style:text-properties officeooo:rsid="0015df38" officeooo:paragraph-rsid="002106d2"/>
    </style:style>
    <style:style style:name="P8" style:family="paragraph" style:parent-style-name="Standard">
      <style:paragraph-properties fo:text-align="start" style:justify-single-word="false"/>
      <style:text-properties officeooo:rsid="0017a841" officeooo:paragraph-rsid="0017a841"/>
    </style:style>
    <style:style style:name="P9" style:family="paragraph" style:parent-style-name="Standard">
      <style:paragraph-properties fo:text-align="start" style:justify-single-word="false"/>
      <style:text-properties officeooo:rsid="001b24e9" officeooo:paragraph-rsid="001b24e9"/>
    </style:style>
    <style:style style:name="P10" style:family="paragraph" style:parent-style-name="Standard">
      <style:paragraph-properties fo:text-align="start" style:justify-single-word="false"/>
      <style:text-properties style:text-underline-style="solid" style:text-underline-width="auto" style:text-underline-color="font-color" fo:font-weight="bold" officeooo:rsid="0013d522" officeooo:paragraph-rsid="0013d522" style:font-weight-asian="bold" style:font-weight-complex="bold"/>
    </style:style>
    <style:style style:name="P11" style:family="paragraph" style:parent-style-name="Standard">
      <style:paragraph-properties fo:text-align="start" style:justify-single-word="false"/>
      <style:text-properties fo:color="#000000" loext:opacity="100%" style:font-name="Liberration serif" fo:font-size="12pt" officeooo:rsid="0015df38" officeooo:paragraph-rsid="002106d2" style:font-size-asian="12pt" style:font-size-complex="12pt"/>
    </style:style>
    <style:style style:name="P12" style:family="paragraph" style:parent-style-name="Standard">
      <style:paragraph-properties fo:text-align="start" style:justify-single-word="false"/>
      <style:text-properties fo:color="#000000" loext:opacity="100%" style:font-name="Liberration serif" fo:font-size="12pt" officeooo:paragraph-rsid="002106d2" style:font-size-asian="12pt" style:font-size-complex="12pt"/>
    </style:style>
    <style:style style:name="P13" style:family="paragraph" style:parent-style-name="Standard">
      <style:paragraph-properties fo:text-align="center" style:justify-single-word="false"/>
      <style:text-properties fo:color="#ff0000" loext:opacity="100%" fo:font-size="14pt" style:text-underline-style="solid" style:text-underline-width="auto" style:text-underline-color="font-color" fo:font-weight="bold" officeooo:rsid="0015df38" officeooo:paragraph-rsid="002106d2" style:font-size-asian="14pt" style:font-weight-asian="bold" style:font-size-complex="14pt" style:font-weight-complex="bold"/>
    </style:style>
    <style:style style:name="P14" style:family="paragraph" style:parent-style-name="Table_20_Contents">
      <style:paragraph-properties fo:text-align="start" style:justify-single-word="false"/>
      <style:text-properties officeooo:rsid="000848e9" officeooo:paragraph-rsid="000848e9"/>
    </style:style>
    <style:style style:name="P15" style:family="paragraph" style:parent-style-name="Table_20_Contents">
      <style:paragraph-properties fo:text-align="start" style:justify-single-word="false"/>
    </style:style>
    <style:style style:name="P16" style:family="paragraph" style:parent-style-name="Table_20_Contents">
      <style:paragraph-properties fo:text-align="start" style:justify-single-word="false"/>
      <style:text-properties officeooo:rsid="000b9981" officeooo:paragraph-rsid="000b9981"/>
    </style:style>
    <style:style style:name="P17" style:family="paragraph" style:parent-style-name="Table_20_Contents">
      <style:paragraph-properties fo:text-align="start" style:justify-single-word="false"/>
      <style:text-properties officeooo:rsid="000ce614" officeooo:paragraph-rsid="000ce614"/>
    </style:style>
    <style:style style:name="P18" style:family="paragraph" style:parent-style-name="Table_20_Contents">
      <style:paragraph-properties fo:text-align="start" style:justify-single-word="false"/>
      <style:text-properties officeooo:rsid="000eba1c" officeooo:paragraph-rsid="000eba1c"/>
    </style:style>
    <style:style style:name="P19" style:family="paragraph" style:parent-style-name="Table_20_Contents">
      <style:paragraph-properties fo:text-align="start" style:justify-single-word="false"/>
      <style:text-properties officeooo:rsid="00117d5c" officeooo:paragraph-rsid="00117d5c"/>
    </style:style>
    <style:style style:name="P20" style:family="paragraph" style:parent-style-name="Table_20_Contents">
      <style:paragraph-properties fo:text-align="start" style:justify-single-word="false"/>
      <style:text-properties officeooo:rsid="0012fa95" officeooo:paragraph-rsid="0012fa95"/>
    </style:style>
    <style:style style:name="P21" style:family="paragraph" style:parent-style-name="Table_20_Contents">
      <style:paragraph-properties fo:text-align="start" style:justify-single-word="false"/>
      <style:text-properties officeooo:rsid="001cf5d2" officeooo:paragraph-rsid="001cf5d2"/>
    </style:style>
    <style:style style:name="P22" style:family="paragraph" style:parent-style-name="Table_20_Contents">
      <style:paragraph-properties fo:text-align="start" style:justify-single-word="false"/>
      <style:text-properties officeooo:rsid="001d16c9" officeooo:paragraph-rsid="001d16c9"/>
    </style:style>
    <style:style style:name="P23" style:family="paragraph" style:parent-style-name="Table_20_Contents">
      <style:paragraph-properties fo:text-align="start" style:justify-single-word="false"/>
      <style:text-properties officeooo:rsid="001ebabe" officeooo:paragraph-rsid="001ebabe"/>
    </style:style>
    <style:style style:name="P24" style:family="paragraph" style:parent-style-name="Table_20_Contents">
      <style:paragraph-properties fo:text-align="start" style:justify-single-word="false"/>
      <style:text-properties officeooo:rsid="002106d2" officeooo:paragraph-rsid="002106d2"/>
    </style:style>
    <style:style style:name="P25" style:family="paragraph" style:parent-style-name="Text_20_body">
      <style:paragraph-properties fo:margin-top="0.423cm" fo:margin-bottom="0cm" style:contextual-spacing="false" fo:line-height="120%" fo:text-align="start" style:justify-single-word="fals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rsid="001b24e9" officeooo:paragraph-rsid="001b24e9" style:text-blinking="false" fo:background-color="transparent" style:font-size-asian="12pt" style:font-size-complex="12pt"/>
    </style:style>
    <style:style style:name="P26" style:family="paragraph" style:parent-style-name="Text_20_body">
      <style:text-properties officeooo:rsid="001e87be" officeooo:paragraph-rsid="001e87be"/>
    </style:style>
    <style:style style:name="P27" style:family="paragraph" style:parent-style-name="Text_20_body">
      <style:paragraph-properties fo:text-align="center" style:justify-single-word="false"/>
      <style:text-properties fo:color="#c9211e" loext:opacity="100%" fo:font-size="16pt" style:text-underline-style="solid" style:text-underline-width="auto" style:text-underline-color="font-color" fo:font-weight="bold" officeooo:rsid="001e87be" officeooo:paragraph-rsid="001e87be" style:font-size-asian="16pt" style:font-weight-asian="bold" style:font-size-complex="16pt" style:font-weight-complex="bold"/>
    </style:style>
    <style:style style:name="P28" style:family="paragraph" style:parent-style-name="Text_20_body">
      <style:paragraph-properties fo:margin-top="0cm" fo:margin-bottom="0cm" style:contextual-spacing="false" fo:orphans="2" fo:widows="2" fo:padding="0cm" fo:border="none"/>
    </style:style>
    <style:style style:name="T1" style:family="text">
      <style:text-properties officeooo:rsid="000848e9"/>
    </style:style>
    <style:style style:name="T2" style:family="text">
      <style:text-properties fo:font-style="italic" style:font-style-asian="italic" style:font-style-complex="italic"/>
    </style:style>
    <style:style style:name="T3" style:family="text">
      <style:text-properties fo:font-style="italic" officeooo:rsid="000848e9" style:font-style-asian="italic" style:font-style-complex="italic"/>
    </style:style>
    <style:style style:name="T4" style:family="text">
      <style:text-properties fo:font-style="italic" officeooo:rsid="0018b8c6" style:font-style-asian="italic" style:font-style-complex="italic"/>
    </style:style>
    <style:style style:name="T5" style:family="text">
      <style:text-properties officeooo:rsid="000967dc"/>
    </style:style>
    <style:style style:name="T6" style:family="text">
      <style:text-properties officeooo:rsid="000b2bf8"/>
    </style:style>
    <style:style style:name="T7" style:family="text">
      <style:text-properties officeooo:rsid="000b9981"/>
    </style:style>
    <style:style style:name="T8" style:family="text">
      <style:text-properties officeooo:rsid="000ce614"/>
    </style:style>
    <style:style style:name="T9" style:family="text">
      <style:text-properties officeooo:rsid="000eba1c"/>
    </style:style>
    <style:style style:name="T10" style:family="text">
      <style:text-properties officeooo:rsid="00106d40"/>
    </style:style>
    <style:style style:name="T11" style:family="text">
      <style:text-properties officeooo:rsid="0015730d"/>
    </style:style>
    <style:style style:name="T12" style:family="text">
      <style:text-properties officeooo:rsid="0015aafc"/>
    </style:style>
    <style:style style:name="T13" style:family="text">
      <style:text-properties officeooo:rsid="0015df38"/>
    </style:style>
    <style:style style:name="T14" style:family="text">
      <style:text-properties officeooo:rsid="0017a841"/>
    </style:style>
    <style:style style:name="T15" style:family="text">
      <style:text-properties style:text-position="super 58%" officeooo:rsid="0017a841"/>
    </style:style>
    <style:style style:name="T16" style:family="text">
      <style:text-properties officeooo:rsid="0018b8c6"/>
    </style:style>
    <style:style style:name="T17" style:family="text">
      <style:text-properties fo:font-style="normal" style:font-style-asian="normal" style:font-style-complex="normal"/>
    </style:style>
    <style:style style:name="T18" style:family="text">
      <style:text-properties fo:font-style="normal" officeooo:rsid="0018b8c6" style:font-style-asian="normal" style:font-style-complex="normal"/>
    </style:style>
    <style:style style:name="T1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0" style:family="text">
      <style:text-properties style:font-style-asian="normal" style:font-style-complex="normal"/>
    </style:style>
    <style:style style:name="T21" style:family="text">
      <style:text-properties officeooo:rsid="003017c0" style:font-style-asian="normal" style:font-style-complex="normal"/>
    </style:style>
    <style:style style:name="T22" style:family="text">
      <style:text-properties officeooo:rsid="001d16c9"/>
    </style:style>
    <style:style style:name="T23" style:family="text">
      <style:text-properties officeooo:rsid="00205d94"/>
    </style:style>
    <style:style style:name="T24" style:family="text">
      <style:text-properties officeooo:rsid="002106d2"/>
    </style:style>
    <style:style style:name="T25" style:family="text">
      <style:text-properties fo:font-variant="normal" fo:text-transform="none" fo:color="#dcddde" loext:opacity="100%" style:font-name="Whitney" fo:font-size="9.60000038146973pt" fo:letter-spacing="normal" fo:font-style="normal" fo:font-weight="normal"/>
    </style:style>
    <style:style style:name="T26" style:family="text">
      <style:text-properties fo:font-variant="normal" fo:text-transform="none" fo:color="#dcddde" loext:opacity="100%" style:font-name="Whitney" fo:font-size="9.60000038146973pt" fo:letter-spacing="normal" fo:font-style="normal" fo:font-weight="normal" officeooo:rsid="0015df38"/>
    </style:style>
    <style:style style:name="T27" style:family="text">
      <style:text-properties fo:font-variant="normal" fo:text-transform="none" fo:color="#dcddde" loext:opacity="100%" style:font-name="Liberation Serif" fo:font-size="9.60000038146973pt" fo:letter-spacing="normal" fo:font-style="normal" fo:font-weight="normal"/>
    </style:style>
    <style:style style:name="T28" style:family="text">
      <style:text-properties fo:font-variant="normal" fo:text-transform="none" fo:color="#dcddde" loext:opacity="100%" style:font-name="Liberation Serif" fo:font-size="12pt" fo:letter-spacing="normal" fo:font-style="normal" fo:font-weight="normal" style:font-size-asian="12pt" style:font-size-complex="12pt"/>
    </style:style>
    <style:style style:name="T29" style:family="text">
      <style:text-properties fo:font-variant="normal" fo:text-transform="none" fo:color="#dcddde" loext:opacity="100%" fo:font-size="9.60000038146973pt" fo:letter-spacing="normal" fo:font-style="normal" fo:font-weight="normal"/>
    </style:style>
    <style:style style:name="T30" style:family="text">
      <style:text-properties fo:font-variant="normal" fo:text-transform="none" fo:color="#dcddde" loext:opacity="100%" fo:letter-spacing="normal" fo:font-style="normal" fo:font-weight="normal"/>
    </style:style>
    <style:style style:name="T31"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32" style:family="text">
      <style:text-properties fo:font-variant="normal" fo:text-transform="none" fo:color="#000000" loext:opacity="100%" fo:font-size="12pt" fo:letter-spacing="normal" fo:font-style="normal" fo:font-weight="normal" style:font-size-asian="12pt" style:font-size-complex="12pt"/>
    </style:style>
    <style:style style:name="T33" style:family="text">
      <style:text-properties fo:font-variant="normal" fo:text-transform="none" fo:color="#000000" loext:opacity="100%" fo:letter-spacing="normal" fo:font-style="normal" fo:font-weight="normal"/>
    </style:style>
    <style:style style:name="T34" style:family="text">
      <style:text-properties fo:font-variant="normal" fo:text-transform="none" fo:letter-spacing="normal" fo:font-style="normal" fo:font-weight="normal"/>
    </style:style>
    <style:style style:name="T35" style:family="text">
      <style:text-properties style:font-name="Liberation Serif"/>
    </style:style>
    <style:style style:name="T36" style:family="text">
      <style:text-properties style:font-name="Liberation Serif" fo:font-size="12pt" style:font-size-asian="12pt" style:font-size-complex="12pt"/>
    </style:style>
    <style:style style:name="T37" style:family="text">
      <style:text-properties fo:color="#000000" loext:opacity="100%"/>
    </style:style>
    <style:style style:name="T38" style:family="text">
      <style:text-properties fo:color="#000000" loext:opacity="100%" style:font-name="Liberation Serif" fo:font-size="12pt" style:font-size-asian="12pt" style:font-size-complex="12pt"/>
    </style:style>
    <style:style style:name="T39" style:family="text">
      <style:text-properties fo:color="#000000" loext:opacity="100%" fo:font-size="12pt" style:font-size-asian="12pt" style:font-size-complex="12pt"/>
    </style:style>
    <style:style style:name="T40" style:family="text">
      <style:text-properties style:font-name="inherit" loext:padding="0cm" loext:border="none"/>
    </style:style>
    <style:style style:name="T41" style:family="text">
      <style:text-properties loext:padding="0cm" loext:border="none"/>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Pagies Théotime, Prein Edouard </text:p>
      <text:p text:style-name="P27">Synthèse</text:p>
      <table:table table:name="Tableau1" table:style-name="Tableau1">
        <table:table-column table:style-name="Tableau1.A"/>
        <table:table-column table:style-name="Tableau1.B"/>
        <table:table-column table:style-name="Tableau1.A"/>
        <table:table-column table:style-name="Tableau1.D"/>
        <table:table-column table:style-name="Tableau1.A"/>
        <table:table-row table:style-name="TableLine2046761678320">
          <table:table-cell table:style-name="Tableau1.A1" office:value-type="string">
            <text:p text:style-name="P15"><text:span text:style-name="T1">Doc 1 : Simone de Beauvoir, </text:span><text:span text:style-name="T3">Le Deuxième Sexe</text:span><text:span text:style-name="T1">, 1949</text:span> <text:s text:c="12"/></text:p>
          </table:table-cell>
          <table:table-cell table:style-name="Tableau1.A1" office:value-type="string">
            <text:p text:style-name="P14">Doc 2 : Pierre Vinclair, <text:span text:style-name="T2">Le Confinement du monde</text:span>, Sonnet 17</text:p>
          </table:table-cell>
          <table:table-cell table:style-name="Tableau1.A1" office:value-type="string">
            <text:p text:style-name="P14">Doc 3 : Marion Tillous, Eva San martin, Julie Bulteau, pauline Delage, « Violences conjugales, « un confinement sans fin »</text:p>
          </table:table-cell>
          <table:table-cell table:style-name="Tableau1.A1" office:value-type="string">
            <text:p text:style-name="P15"><text:span text:style-name="T1">Doc 4 : Arnaud Bizot, « Dupont de Ligonnès : la maison de l’horreur »</text:span></text:p>
          </table:table-cell>
          <table:table-cell table:style-name="Tableau1.A1" office:value-type="string">
            <text:p text:style-name="P14">Pistes de réflexion</text:p>
          </table:table-cell>
        </table:table-row>
        <table:table-row table:style-name="TableLine2046761678320">
          <table:table-cell table:style-name="Tableau1.A1" office:value-type="string">
            <text:p text:style-name="P15"><text:span text:style-name="T5">Matérialisation de la </text:span><text:span text:style-name="T7">femme à la </text:span><text:span text:style-name="T5">maison sous forme d’isolement </text:span><text:span text:style-name="T7">obligatoire</text:span><text:span text:style-name="T5"> </text:span><text:span text:style-name="T7">par le mari</text:span></text:p>
          </table:table-cell>
          <table:table-cell table:style-name="Tableau1.A1" office:value-type="string">
            <text:p text:style-name="P15"><text:span text:style-name="T5">Description de la maison, plus petite </text:span><text:span text:style-name="T7">et l’enfermement </text:span><text:span text:style-name="T5"><text:s text:c="2"/>accentuer par des objets qui semblent plus grand</text:span> <text:s text:c="5"/></text:p>
          </table:table-cell>
          <table:table-cell table:style-name="Tableau1.A1" office:value-type="string">
            <text:p text:style-name="P15"><text:span text:style-name="T6">Pendant la Pandémie de Covid-19, limitation des déplacements dû au confinement</text:span> <text:span text:style-name="T9">et obligation de rester chez soi</text:span></text:p>
          </table:table-cell>
          <table:table-cell table:style-name="Tableau1.A1" office:value-type="string">
            <text:p text:style-name="P17">Xavier Dupond de Ligonnès s’enferme dans son cocon (disparaît la semaine, s’enferme dans son sous-sol)</text:p>
          </table:table-cell>
          <table:table-cell table:style-name="Tableau1.A1" office:value-type="string">
            <text:p text:style-name="P15"><text:span text:style-name="T8">L’isolation à la maison</text:span> <text:s text:c="7"/></text:p>
            <text:p text:style-name="P15"><text:s text:c="15"/></text:p>
          </table:table-cell>
        </table:table-row>
        <table:table-row table:style-name="TableLine2046761678320">
          <table:table-cell table:style-name="Tableau1.A1" office:value-type="string">
            <text:p text:style-name="P18">Possession de la femme et des objets de la maison par l’homme</text:p>
          </table:table-cell>
          <table:table-cell table:style-name="Tableau1.A1" office:value-type="string">
            <text:p text:style-name="P15"/>
          </table:table-cell>
          <table:table-cell table:style-name="Tableau1.A1" office:value-type="string">
            <text:p text:style-name="P15"><text:span text:style-name="T9">Pendant le confinement = forte augmentation des violences conjugales (plus souvent : violence du conjoint sur ça conjointe)</text:span> <text:s text:c="8"/></text:p>
          </table:table-cell>
          <table:table-cell table:style-name="Tableau1.A1" office:value-type="string">
            <text:p text:style-name="P15"><text:span text:style-name="T10">Xavier assassine les membres de ça famille</text:span> <text:span text:style-name="T10">(Femme et enfants) avec une carabine semi-automatique.</text:span></text:p>
          </table:table-cell>
          <table:table-cell table:style-name="Tableau1.A1" office:value-type="string">
            <text:p text:style-name="P16">Violences subi à la maison</text:p>
          </table:table-cell>
        </table:table-row>
        <table:table-row table:style-name="TableLine2046761678320">
          <table:table-cell table:style-name="Tableau1.A1" office:value-type="string">
            <text:p text:style-name="P19">L’homme pense que le logement serre uniquement pour ne pas écraser la mémoire des générations défuntes, la femme voie le désordre contrairement à l’homme. </text:p>
            <text:p text:style-name="P19">Maison défini comme un abri contre le froid et un toit pour dormir.</text:p>
          </table:table-cell>
          <table:table-cell table:style-name="Tableau1.A1" office:value-type="string">
            <text:p text:style-name="P20">La maison est expliqué comme un lieu petit ou l’on est bloqué à l’intérieur avec des activités redondants <text:s/>représenter comme un cercueil lors de la mort.</text:p>
          </table:table-cell>
          <table:table-cell table:style-name="Tableau1.A1" office:value-type="string">
            <text:p text:style-name="P15"/>
          </table:table-cell>
          <table:table-cell table:style-name="Tableau1.A1" office:value-type="string">
            <text:p text:style-name="P15"/>
          </table:table-cell>
          <table:table-cell table:style-name="Tableau1.A1" office:value-type="string">
            <text:p text:style-name="P19">Un regard péjoratif sur la maison</text:p>
          </table:table-cell>
        </table:table-row>
        <table:table-row table:style-name="TableLine2046761678320">
          <table:table-cell table:style-name="Tableau1.A1" office:value-type="string">
            <text:p text:style-name="P21">Exemple chez Rodin : la maison n’est rien pour lui.</text:p>
            <text:p text:style-name="P21">Il trouve en lui son foyer : refuge, paix et ombre.</text:p>
          </table:table-cell>
          <table:table-cell table:style-name="Tableau1.A1" office:value-type="string">
            <text:p text:style-name="P15"/>
          </table:table-cell>
          <table:table-cell table:style-name="Tableau1.A1" office:value-type="string">
            <text:p text:style-name="P22">Aide gouvernementaux issus du Grenelle contre les violences conjugales et redéploiement des crédits du secrétariat d’État à l’égalité entre les femmes et les Hommes.</text:p>
          </table:table-cell>
          <table:table-cell table:style-name="Tableau1.A1" office:value-type="string">
            <text:p text:style-name="P22">Agnès la femme de Xavier Dupont de Ligonnès trouve du réconfort en discutants sur des forums, blogs et de même lorsqu’elle discute avec ces amies.</text:p>
          </table:table-cell>
          <table:table-cell table:style-name="Tableau1.A1" office:value-type="string">
            <text:p text:style-name="P21"><text:span text:style-name="T22">Aide, réconfort</text:span> et sécurité à l’extérieur de la maison</text:p>
          </table:table-cell>
        </table:table-row>
        <text:soft-page-break/>
        <table:table-row table:style-name="TableLine2046761678320">
          <table:table-cell table:style-name="Tableau1.A1" office:value-type="string">
            <text:p text:style-name="P23">Les objets comme les meubles incarne <text:s/>l’identité des personnes y habitants.L’homme et la femme on visualisation des objets et de leurs utilisations qui diffèrent.</text:p>
          </table:table-cell>
          <table:table-cell table:style-name="Tableau1.A1" office:value-type="string">
            <text:p text:style-name="P15"><text:span text:style-name="T23">Objet disproportionné dû au confinement = sensation de ras-le-bol et déjà vue (Ex : ordinateur en rapport avec sa taille)</text:span></text:p>
          </table:table-cell>
          <table:table-cell table:style-name="Tableau1.A1" office:value-type="string">
            <text:p text:style-name="P24">Rapport entre la femme et l’objet, Le conjoint souhaite posséder sa conjointe.</text:p>
          </table:table-cell>
          <table:table-cell table:style-name="Tableau1.A1" office:value-type="string">
            <text:p text:style-name="P15"/>
          </table:table-cell>
          <table:table-cell table:style-name="Tableau1.A1" office:value-type="string">
            <text:p text:style-name="P23">Le lien entre les objets <text:span text:style-name="T24">et la possession par rapport</text:span> <text:span text:style-name="T24">à</text:span> la maison</text:p>
          </table:table-cell>
        </table:table-row>
      </table:table>
      <text:p text:style-name="Standard"/>
      <text:p text:style-name="P1"/>
      <text:p text:style-name="P10">Introduction : </text:p>
      <text:p text:style-name="P2"/>
      <text:p text:style-name="P3">La maison est un espace de cohabitation, de protection ou encore de bien-être néanmoins la maison peut être un environnement ou l’on s’isole parfois <text:span text:style-name="T11">même </text:span>violent.</text:p>
      <text:p text:style-name="P4">Le dossier nous parle de la partie négative de la maison et plus particulièrement de son isolement et des souffrances occasionnées.</text:p>
      <text:p text:style-name="P4">Dans l’essai de Simone de Beauvoir, <text:span text:style-name="T2">Le Deuxième siècle Sexe</text:span> de 1949, elle dénonce <text:span text:style-name="T12">l’emprisonnement à la maison subit par les femmes.</text:span> </text:p>
      <text:p text:style-name="P5">Le document numéro deux est une poésie et plus précisément le Sonnet 17 de Pierre Vinclair, <text:span text:style-name="T2">Le Confinement du monde</text:span> datant de 2020. <text:span text:style-name="T13">Cette poésie nous parle du confinement notamment l’enfermement à la maison devenant pesant.</text:span></text:p>
      <text:p text:style-name="P6">Dans l’aticle apparu dans le journal Libération, <text:span text:style-name="T1">Marion Tillous, Eva San martin, Julie Bulteau, pauline Delage, « </text:span><text:span text:style-name="T3">Violences conjugales, « un confinement sans fin</text:span><text:span text:style-name="T1"> » </text:span><text:span text:style-name="T14">datant du 1</text:span><text:span text:style-name="T15">er</text:span><text:span text:style-name="T14"> octobre 2020 font la réflexion sur les violences conjugales pendant la période de confinement dû au confinement.</text:span></text:p>
      <text:p text:style-name="P8">Le Document quatre est un article du <text:span text:style-name="T16">12 octobre 2019 provenant du </text:span>journal Parie match désignant le tristement célèbres assassin Xavier Dupont de Ligonnès, <text:span text:style-name="T2">La maison de l’horreu</text:span><text:span text:style-name="T4">r. </text:span><text:span text:style-name="T18">Le journaliste Arnaud Bizot reconstitue le fameux faits divers français de ces dernières années : le meurtre par Xavier Dupont de Ligonnès de toute sa famille.</text:span></text:p>
      <text:p text:style-name="P9"><text:span text:style-name="T18">N</text:span><text:span text:style-name="T17">ous pouvons nous poser la question suivante : La maison est-elle vraiment un lieu ou l’on se sent en sécurité ?</text:span></text:p>
      <text:p text:style-name="P9"><text:span text:style-name="T17">Nous verrons dans un premier temps si la maison est un lieu violent et dans un second temps nous discuterons du sentiment d’emprisonnement dans celle-ci.</text:span></text:p>
      <text:p text:style-name="P9"><text:span text:style-name="T17"><text:s text:c="76"/></text:span></text:p>
      <text:p text:style-name="P9"><text:span text:style-name="T19">Conclusion :</text:span><text:span text:style-name="T17"> </text:span></text:p>
      <text:p text:style-name="P9"><text:span text:style-name="T17"/></text:p>
      <text:p text:style-name="P25"><text:span text:style-name="T17">Nous avons pu voir dans une première partie si la maison </text:span><text:span text:style-name="T20">est un lieu violent</text:span><text:span text:style-name="T17"> et nous avons pu analyser </text:span><text:span text:style-name="T20">le sentiment d’emprisonnement dans celle-ci</text:span><text:span text:style-name="T17">. </text:span><text:span text:style-name="T21">P</text:span><text:span text:style-name="T17">our conclure, la maison </text:span><text:span text:style-name="T20">est un endroit ou nous </text:span><text:span text:style-name="T17">nous </text:span><text:span text:style-name="T20">retrouvons, que l’on connaît mais parfois la maison peut se transformer en un lieu ou règne le contrôle et la violence.</text:span></text:p>
      <text:p text:style-name="P7"><text:s text:c="73"/></text:p>
      <text:p text:style-name="P7"/>
      <text:p text:style-name="P7"/>
      <text:p text:style-name="P7"/>
      <text:p text:style-name="P7"/>
      <text:p text:style-name="P7"/>
      <text:p text:style-name="P7"/>
      <text:p text:style-name="P7"/>
      <text:p text:style-name="P7"/>
      <text:p text:style-name="P7"/>
      <text:p text:style-name="P13"><text:soft-page-break/><text:span text:style-name="T24">Écriture personnel</text:span></text:p>
      <text:p text:style-name="P7"/>
      <text:p text:style-name="P11"><text:span text:style-name="T34">Le rôle premier de la maison est l’endroit où l’être humain est censé être protéger des intempéries. Elle peut servir de facteur de communication et de joie, Mais la maison peut jouer le rôle d’intempérie pour ceux qui y habitent surtout quand on y subit de violence. D’où la question « pensez-vous que la maison puisse toujours être un cocon protecteur ? ». Pour répondre à cette question, nous allons séparer l’écriture en 2 parties distinct, l’une ou, la maison est un lieu où l’on se sent en sécurité, et l’autre partie, où la maison est un lieu d’insécurité.</text:span> <text:s text:c="6"/></text:p>
      <text:p text:style-name="P11"><text:s text:c="3"/></text:p>
      <text:p text:style-name="P11"/>
      <text:p text:style-name="P11"><text:span text:style-name="T34">L’être humain a, dès le début de son existence, voulu s’abriter, afin de se sentir en sécurité. Depuis le temps des casernes la maison s’est améliorer au fils des siècles avec les différentes techniques de construction. Ces maisons offrent un foyer aux familles qui, s’y sent bien et ce dit que rien ne peut leur arriver. Cela montre un certain cocon protecteur car on s’y sent chez soi, la chanson de Bénabar vu en cours de sur la maison, montre en partie ça, car la famille (de la chanson) construit et s’installe dans la maison et raconte l’histoire de cette famille heureuse d’être dans leur maison et qui, construit une cabane dans l’arbre qui représente un lieu de sécurité et d’aventure pour les enfants. </text:span></text:p>
      <text:p text:style-name="P11"><text:span text:style-name="T34"><text:s text:c="70"/></text:span></text:p>
      <text:p text:style-name="P11"><text:span text:style-name="T34"/></text:p>
      <text:p text:style-name="P11"><text:span text:style-name="T34">Cela étant, ce fameux cocon protecteur ne peut s’effectuer pour tous les foyers, car l’homme, durant des siècles, a laissé la femme à rester dans cette demeure à faire les tâches comme le ménage et la cuisine. Et ce schéma se reproduit encore pour certaine femme, où elles ne sont pas heureuses dans leur logement à effectuer les mêmes taches et reverrais de partir loin de cet endroit, mais l’homme la violente, donc l’aspect de protection de l’habitat est tombé. Comme le dis le document 3, avec la pandémie du COVID, le nombre de femme violenté par leur conjoint a explosé dut à l’enfermement face au virus. Cela étant, il se peut qu’un membre de la famille soit encore plus instable et tue toute sa famille, comme le montre le document 4 avec Xavier Dupont De Ligonnès, ou du coup le cocon de sécurité n’y est plu du tout, car l’aspect de trahison d’un membre de la famille qui arrive pour nous ôter la vie, c’est loin d’être sécurisant, surtout quand ce membre de la famille prend pratiquement tout l’argent de la famille, clôture les comptes, et achètent des armes.</text:span></text:p>
      <text:p text:style-name="P11"><text:span text:style-name="T34"/></text:p>
      <text:p text:style-name="P11"><text:span text:style-name="T34"/></text:p>
      <text:p text:style-name="P12"><text:span text:style-name="T41">Pour moi, la maison est le cocon protecteur, mais seulement face aux intempéries, car elle est faite pour cela, les actions humaines effectué à l’intérieure de cette maison peuvent être incontrôlable, et cela joue énormément sur l’aspect de sécurité de l’habitat. Car le comportement de chacun est différent, et on ne s’attend pas, par exemple, que le voisin est tué toute sa famille. On ne peut avoir que ce cocon de sécurité que si les personnes qui habite avec nous représente des personnes de réel confiances. <text:s text:c="39"/></text:span></text:p>
      <text:p text:style-name="P28"><text:span text:style-name="T25"/></text:p>
      <text:p text:style-name="P7"><text:span text:style-name="T25"/></text:p>
      <text:p text:style-name="P7"><text:s text:c="82"/></text:p>
      <text:p text:style-name="P5"/>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iberration serif" svg:font-family="'Liberration serif'" style:font-family-generic="roman"/>
    <style:font-face style:name="Microsoft YaHei" svg:font-family="'Microsoft YaHei'" style:font-family-generic="system" style:font-pitch="variable"/>
    <style:font-face style:name="NSimSun" svg:font-family="NSimSun" style:font-family-generic="system" style:font-pitch="variable"/>
    <style:font-face style:name="Whitney" svg:font-family="Whitney, 'Helvetica Neue', Helvetica, Arial, sans-serif"/>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2"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12T13:14:07.041000000</meta:creation-date>
    <dc:date>2022-10-12T16:08:34.472000000</dc:date>
    <meta:editing-duration>PT2H33M46S</meta:editing-duration>
    <meta:editing-cycles>26</meta:editing-cycles>
    <meta:generator>LibreOffice/7.2.0.4$Windows_X86_64 LibreOffice_project/9a9c6381e3f7a62afc1329bd359cc48accb6435b</meta:generator>
    <meta:document-statistic meta:table-count="1" meta:image-count="0" meta:object-count="0" meta:page-count="3" meta:paragraph-count="51" meta:word-count="1208" meta:character-count="7562" meta:non-whitespace-character-count="5987"/>
  </office:meta>
</office:document-meta>
</file>